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Symbol" svg:font-family="Symbol" style:font-family-generic="decorative" style:font-pitch="variable"/>
    <style:font-face style:name="Wingdings" svg:font-family="Wingdings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 style:master-page-name="MP0">
      <style:paragraph-properties fo:margin-top="0in" fo:margin-bottom="0in" loext:contextual-spacing="false" fo:line-height="100%" fo:text-align="center" style:justify-single-word="false" style:page-number="auto" fo:break-before="pag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size="11.6000003814697pt" style:font-size-asian="11.6000003814697pt" style:font-size-complex="11.6000003814697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1.6000003814697pt" style:font-size-asian="11.6000003814697pt" style:font-size-complex="11.6000003814697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size="11.6000003814697pt" officeooo:rsid="001bb454" officeooo:paragraph-rsid="001bb454" style:font-size-asian="11.6000003814697pt" style:font-size-complex="11.6000003814697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size="11.6000003814697pt" fo:font-weight="bold" style:font-size-asian="11.6000003814697pt" style:font-weight-asian="bold" style:font-size-complex="11.6000003814697pt" style:font-weight-complex="bold"/>
    </style:style>
    <style:style style:name="P7" style:family="paragraph" style:parent-style-name="List_20_Paragraph" style:list-style-name="L1">
      <style:paragraph-properties fo:margin-top="0in" fo:margin-bottom="0in" loext:contextual-spacing="false" fo:line-height="100%"/>
      <style:text-properties fo:font-size="11.6000003814697pt" style:font-size-asian="11.6000003814697pt" style:font-size-complex="11.6000003814697pt"/>
    </style:style>
    <style:style style:name="P8" style:family="paragraph" style:parent-style-name="List_20_Paragraph" style:list-style-name="WWNum1">
      <style:paragraph-properties fo:margin-top="0in" fo:margin-bottom="0in" loext:contextual-spacing="false" fo:line-height="100%"/>
      <style:text-properties fo:font-size="11.6000003814697pt" style:font-size-asian="11.6000003814697pt" style:font-size-complex="11.6000003814697pt"/>
    </style:style>
    <style:style style:name="P9" style:family="paragraph" style:parent-style-name="List_20_Paragraph" style:list-style-name="L1">
      <style:paragraph-properties fo:margin-top="0in" fo:margin-bottom="0in" loext:contextual-spacing="false" fo:line-height="100%"/>
      <style:text-properties fo:font-size="11.6000003814697pt" officeooo:rsid="001d861d" officeooo:paragraph-rsid="001d861d" style:font-size-asian="11.6000003814697pt" style:font-size-complex="11.6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1e6ff1"/>
    </style:style>
    <style:style style:name="T5" style:family="text">
      <style:text-properties fo:font-size="11.5pt" style:font-size-asian="11.5pt" style:font-size-complex="11.5pt"/>
    </style:style>
    <style:style style:name="T6" style:family="text">
      <style:text-properties fo:font-size="11.5pt" officeooo:rsid="001ea3dd" style:font-size-asian="11.5pt" style:font-size-complex="11.5pt"/>
    </style:style>
    <style:style style:name="T7" style:family="text">
      <style:text-properties fo:font-size="11.5pt" fo:font-weight="bold" style:font-size-asian="11.5pt" style:font-weight-asian="bold" style:font-size-complex="11.5pt" style:font-weight-complex="bold"/>
    </style:style>
    <style:style style:name="T8" style:family="text">
      <style:text-properties fo:font-size="11.6000003814697pt" style:font-size-asian="11.6000003814697pt" style:font-size-complex="11.6000003814697pt"/>
    </style:style>
    <style:style style:name="T9" style:family="text">
      <style:text-properties fo:font-size="11.6000003814697pt" fo:font-weight="bold" style:font-size-asian="11.6000003814697pt" style:font-weight-asian="bold" style:font-size-complex="11.6000003814697pt" style:font-weight-complex="bold"/>
    </style:style>
    <style:style style:name="Sect1" style:family="section">
      <style:section-properties style:writing-mode="lr-tb" fo:margin-left="0in" fo:margin-right="0in" style:editable="false">
        <style:columns fo:column-count="3">
          <style:column style:rel-width="3120*" fo:start-indent="0in" fo:end-indent="0.1in"/>
          <style:column style:rel-width="3120*" fo:start-indent="0.1in" fo:end-indent="0.1in"/>
          <style:column style:rel-width="3120*" fo:start-indent="0.1in" fo:end-indent="0in"/>
        </style:columns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●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liver Mills</text:p>
      <text:section text:style-name="Sect1" text:name="Sect1">
        <text:p text:style-name="P4">Columbia, SC</text:p>
        <text:p text:style-name="P4">419-265-9167</text:p>
        <text:p text:style-name="P4">mills.oliver@ymail.com</text:p>
      </text:section>
      <text:section text:style-name="Sect2" text:name="Sect2">
        <text:p text:style-name="P6"/>
        <text:p text:style-name="P6">Education</text:p>
        <text:p text:style-name="P1"><text:span text:style-name="Default_20_Paragraph_20_Font"><text:span text:style-name="T9">University of South Carolina, Columbia</text:span></text:span><text:span text:style-name="T8"> SC </text:span></text:p>
        <text:p text:style-name="P3">Bachelor of Science in Computer Science <text:tab/><text:tab/><text:tab/><text:tab/><text:tab/><text:tab/><text:tab/> <text:s text:c="3"/>Graduation Date: May 2021</text:p>
        <text:p text:style-name="P3">GPA: 3.9<text:tab/><text:tab/></text:p>
        <text:p text:style-name="P1"><text:span text:style-name="Default_20_Paragraph_20_Font"><text:span text:style-name="T9">The Ohio State University, Columbus OH</text:span></text:span><text:span text:style-name="T8"> </text:span></text:p>
        <text:p text:style-name="P3">Bachelor of Science in Computer Science</text:p>
        <text:p text:style-name="P3"/>
        <text:p text:style-name="P6">Relevant Course Work</text:p>
      </text:section>
      <text:section text:style-name="Sect1" text:name="Sect3">
        <text:p text:style-name="P3">Machine Learning Systems</text:p>
        <text:p text:style-name="P3">Data Structures and Algorithms</text:p>
        <text:p text:style-name="P3">Operating Systems</text:p>
        <text:p text:style-name="P3">Discrete Structures</text:p>
        <text:p text:style-name="P3">Digital Logic Design</text:p>
        <text:p text:style-name="P3">Online Public Communication</text:p>
      </text:section>
      <text:section text:style-name="Sect2" text:name="Sect4">
        <text:p text:style-name="P6"/>
        <text:p text:style-name="P6">Experience</text:p>
        <text:p text:style-name="P1"><text:span text:style-name="Default_20_Paragraph_20_Font"><text:span text:style-name="T9">The Corner Blend, Columbia SC <text:tab/><text:tab/><text:tab/><text:tab/><text:tab/><text:tab/><text:tab/> <text:s text:c="5"/></text:span></text:span><text:span text:style-name="T8">September 2019 – August 2020</text:span></text:p>
        <text:p text:style-name="P3">Team Leader</text:p>
        <text:list xml:id="list2983187168" text:style-name="L1">
          <text:list-item>
            <text:p text:style-name="P7">Maintained basic operations, daily inventories, and customer satisfaction across the store</text:p>
          </text:list-item>
          <text:list-item>
            <text:p text:style-name="P9">Ensured employees stayed on task <text:span text:style-name="T4">and motivated throughout business operations</text:span></text:p>
            <text:p text:style-name="P9"/>
          </text:list-item>
        </text:list>
        <text:p text:style-name="P1"><text:span text:style-name="Default_20_Paragraph_20_Font"><text:span text:style-name="T9">US Air Force, Shaw AFB SC</text:span></text:span><text:span text:style-name="T8"> <text:tab/><text:tab/><text:tab/><text:tab/><text:tab/><text:tab/> <text:tab/><text:tab/><text:tab/><text:tab/><text:tab/> <text:s text:c="5"/>July 2017 – June 2019</text:span></text:p>
        <text:p text:style-name="P3">F-16 Support Technician</text:p>
        <text:list xml:id="list4130014099" text:style-name="WWNum1">
          <text:list-item>
            <text:p text:style-name="P8">Achieved one base award, two squadron awards, and one achievement medal for outstanding performance in a period of two years</text:p>
          </text:list-item>
          <text:list-item>
            <text:p text:style-name="P8">Balanced 72+ work weeks in a war zone and six credit hours of classes with A’s in all classes</text:p>
          </text:list-item>
          <text:list-item>
            <text:p text:style-name="P8">Oversaw international shipment, calibration, and repair on upwards of 600 pieces of precision tools and equipment for the TMDE Program while deployed in Afghanistan</text:p>
          </text:list-item>
          <text:list-item>
            <text:p text:style-name="P8">Maintained, troubleshot issues, and repaired 20,000+ tools used on F-16 aircraft for the organization using Air Force Technical Orders</text:p>
          </text:list-item>
          <text:list-item>
            <text:p text:style-name="P8">Lead yearly audit of all 20,000+ tools in the organization and documented all discrepancies</text:p>
          </text:list-item>
          <text:list-item>
            <text:p text:style-name="P8">Prepared and deployed all equipment and tools necessary for hurricane evacuation of 52 F-16 aircraft within 12 hours of notice from leadership</text:p>
          </text:list-item>
          <text:list-item>
            <text:p text:style-name="P8">Trained and mentored all new workers according to Air Force administrative guidelines</text:p>
            <text:p text:style-name="P8"/>
          </text:list-item>
        </text:list>
        <text:p text:style-name="P1"><text:span text:style-name="Default_20_Paragraph_20_Font"><text:span text:style-name="T9">US Air Force, Shaw AFB, SC</text:span></text:span><text:span text:style-name="T8"><text:tab/><text:tab/><text:tab/><text:tab/><text:tab/><text:tab/><text:tab/><text:tab/><text:tab/><text:tab/><text:tab/> <text:s text:c="5"/>June 2015 – July 2017</text:span></text:p>
        <text:p text:style-name="P3">F-16 Assistant Dedicated Crew Chief</text:p>
        <text:list xml:id="list151410098798892" text:continue-numbering="true" text:style-name="WWNum1">
          <text:list-item>
            <text:p text:style-name="P8">Identified and performed all scheduled and unscheduled maintenance on F-16 aircraft</text:p>
          </text:list-item>
          <text:list-item>
            <text:p text:style-name="P8">Reviewed all maintenance actions documented on F-16 aircraft</text:p>
          </text:list-item>
          <text:list-item>
            <text:p text:style-name="P8"><text:s/>Analyzed fault trees on F-16 aircraft to repair and maintain critical systems with 100% repair rate</text:p>
          </text:list-item>
        </text:list>
        <text:p text:style-name="P6"/>
        <text:p text:style-name="P1"><text:span text:style-name="Default_20_Paragraph_20_Font"><text:span text:style-name="T9">Technical Skills</text:span></text:span></text:p>
      </text:section>
      <text:section text:style-name="Sect1" text:name="Sect5">
        <text:p text:style-name="P5">C</text:p>
        <text:p text:style-name="P5">C#</text:p>
        <text:p text:style-name="P5">C++</text:p>
        <text:p text:style-name="P5">Java</text:p>
        <text:p text:style-name="P5">JavaScript</text:p>
        <text:p text:style-name="P5">CSS</text:p>
        <text:p text:style-name="P5">HTML</text:p>
        <text:p text:style-name="P5">Microsoft Word</text:p>
        <text:p text:style-name="P5">Excel</text:p>
        <text:p text:style-name="P5">PowerPoint</text:p>
        <text:p text:style-name="P5">GitHub</text:p>
        <text:p text:style-name="P5">Unity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Symbol" svg:font-family="Symbol" style:font-family-generic="decorative" style:font-pitch="variable"/>
    <style:font-face style:name="Wingdings" svg:font-family="Wingdings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3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Revision" style:family="paragraph">
      <style:paragraph-properties fo:orphans="2" fo:widows="2" fo:hyphenation-ladder-count="no-limit" style:vertical-align="auto"/>
      <style:text-properties fo:hyphenate="tru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/>
    </style:style>
    <style:style style:name="WW_5f_CharLFO2LVL4" style:display-name="WW_CharLFO2LVL4" style:family="text">
      <style:text-properties style:font-name="Symbol" fo:font-family="Symbol" style:font-family-generic="decorative" style:font-pitch="variable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/>
    </style:style>
    <style:style style:name="WW_5f_CharLFO2LVL7" style:display-name="WW_CharLFO2LVL7" style:family="text">
      <style:text-properties style:font-name="Symbol" fo:font-family="Symbol" style:font-family-generic="decorative" style:font-pitch="variable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5in"/>
        </style:list-level-properties>
        <style:text-properties style:font-name="Open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.05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.05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.05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.05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5in" fo:margin-bottom="0.7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  <meta:initial-creator>Oliver</meta:initial-creator>
    <meta:creation-date>2020-09-18T14:08:00Z</meta:creation-date>
    <dc:date>2020-09-22T15:14:08.782000000</dc:date>
    <meta:editing-cycles>9</meta:editing-cycles>
    <meta:editing-duration>PT21M46S</meta:editing-duration>
    <meta:document-statistic meta:table-count="0" meta:image-count="0" meta:object-count="0" meta:page-count="1" meta:paragraph-count="51" meta:word-count="312" meta:character-count="2049" meta:non-whitespace-character-count="17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